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urier New2" svg:font-family="'Courier New'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 draw:opacity="100%"/>
      <style:paragraph-properties fo:background-color="#fffff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5" style:family="paragraph" style:parent-style-name="Standard">
      <loext:graphic-properties draw:fill="solid" draw:fill-color="#f5f2f0" draw:opacity="100%"/>
      <style:paragraph-properties fo:margin-top="0.212cm" fo:margin-bottom="0.212cm" loext:contextual-spacing="false" fo:line-height="100%" fo:text-align="start" style:justify-single-word="false" fo:break-before="page" fo:background-color="#f5f2f0" fo:padding="0.423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loext:graphic-properties draw:fill="solid" draw:fill-color="#f5f2f0" draw:opacity="100%"/>
      <style:paragraph-properties fo:margin-top="0.212cm" fo:margin-bottom="0.212cm" loext:contextual-spacing="false" fo:line-height="100%" fo:text-align="start" style:justify-single-word="false" fo:background-color="#f5f2f0" fo:padding="0.423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loext:graphic-properties draw:fill="solid" draw:fill-color="#f5f2f0" draw:opacity="100%"/>
      <style:paragraph-properties fo:margin-top="0.212cm" fo:margin-bottom="0.212cm" loext:contextual-spacing="false" fo:line-height="100%" fo:text-align="start" style:justify-single-word="false" fo:background-color="#f5f2f0" fo:padding="0.423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99999" style:font-name="Consolas" fo:font-size="10pt" style:font-name-asian="Times New Roman" style:font-size-asian="10pt" style:language-asian="es" style:country-asian="CL" style:font-name-complex="Courier New3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Courier New2"/>
    </style:style>
    <style:style style:name="P9" style:family="paragraph" style:parent-style-name="Preformatted_20_Text">
      <style:paragraph-properties fo:text-align="start" style:justify-single-word="false"/>
    </style:style>
    <style:style style:name="P10" style:family="paragraph" style:parent-style-name="Preformatted_20_Text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11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77aa" style:font-name="Consolas" fo:font-size="10pt" style:font-name-asian="Times New Roman" style:font-size-asian="10pt" style:language-asian="es" style:country-asian="CL" style:font-name-complex="Courier New3" style:font-size-complex="10pt"/>
    </style:style>
    <style:style style:name="T4" style:family="text">
      <style:text-properties fo:color="#000000" style:font-name="Consolas" fo:font-size="10pt" style:font-name-asian="Times New Roman" style:font-size-asian="10pt" style:language-asian="es" style:country-asian="CL" style:font-name-complex="Courier New3" style:font-size-complex="10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999999" style:font-name="Consolas" fo:font-size="10pt" style:font-name-asian="Times New Roman" style:font-size-asian="10pt" style:language-asian="es" style:country-asian="CL" style:font-name-complex="Courier New3" style:font-size-complex="10pt"/>
    </style:style>
    <style:style style:name="T8" style:family="text">
      <style:text-properties fo:color="#990055" style:font-name="Consolas" fo:font-size="10pt" style:font-name-asian="Times New Roman" style:font-size-asian="10pt" style:language-asian="es" style:country-asian="CL" style:font-name-complex="Courier New3" style:font-size-complex="10pt"/>
    </style:style>
    <style:style style:name="T9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1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660e7a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ff" fo:font-size="8pt" style:font-size-asian="8pt" style:font-size-complex="8pt"/>
    </style:style>
    <style:style style:name="T14" style:family="text">
      <style:text-properties fo:color="#808000" fo:font-size="8pt" style:font-size-asian="8pt" style:font-size-complex="8pt"/>
    </style:style>
    <style:style style:name="T15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6" style:family="text">
      <style:text-properties officeooo:rsid="0019f512"/>
    </style:style>
    <style:style style:name="T1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19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20" style:family="text">
      <style:text-properties fo:font-variant="normal" fo:text-transform="none" fo:color="#303336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21" style:family="text">
      <style:text-properties fo:font-variant="normal" fo:text-transform="none" fo:color="#303336" style:font-name="Courier New1" fo:font-size="8pt" fo:letter-spacing="normal" fo:background-color="#eff0f1" loext:char-shading-value="0" style:font-size-asian="8pt" style:font-size-complex="8pt" loext:padding="0cm" loext:border="none"/>
    </style:style>
    <style:style style:name="T22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23" style:family="text">
      <style:text-properties fo:font-variant="normal" fo:text-transform="none" fo:color="#2b91af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24" style:family="text">
      <style:text-properties fo:font-variant="normal" fo:text-transform="none" fo:color="#858c93" style:font-name="Courier New1" fo:font-size="8pt" fo:letter-spacing="normal" fo:font-style="normal" fo:font-weight="normal" fo:background-color="#eff0f1" loext:char-shading-value="0" style:font-size-asian="8pt" style:font-size-complex="8pt" loext:padding="0cm" loext:border="none"/>
    </style:style>
    <style:style style:name="T25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52993457" text:style-name="Outline">
        <text:list-item>
          <text:h text:style-name="P12" text:outline-level="1">Theme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Para compartir colores y fuentes en nuestra aplicación</text:p>
      <text:p text:style-name="Standard"/>
      <text:p text:style-name="Standard">F.Creación: 3-5-2018</text:p>
      <text:p text:style-name="Standard"/>
      <text:p text:style-name="P2">Programa:</text:p>
      <text:p text:style-name="P2"/>
      <text:p text:style-name="P2">Fuente:<text:tab/><text:tab/><text:a xlink:type="simple" xlink:href="https://startflutter.com/" text:style-name="Internet_20_link" text:visited-style-name="Visited_20_Internet_20_Link">Link de donde es posible bajar <text:s/>temas</text:a><text:tab/></text:p>
      <text:p text:style-name="P2"><text:tab/><text:tab/><text:tab/><text:a xlink:type="simple" xlink:href="https://flutter.io/cookbook/design/themes/" text:style-name="Internet_20_link" text:visited-style-name="Visited_20_Internet_20_Link">Oficial</text:a></text:p>
      <text:p text:style-name="P2"><text:tab/><text:tab/><text:tab/><text:a xlink:type="simple" xlink:href="https://docs.flutter.io/flutter/material/ThemeData/ThemeData.html" text:style-name="Internet_20_link" text:visited-style-name="Visited_20_Internet_20_Link"><text:span text:style-name="T16">Sus parámetros</text:span></text:a></text:p>
      <text:p text:style-name="P2"><text:a xlink:type="simple" xlink:href="https://flutter.io/cookbook/design/themes/" text:style-name="Internet_20_link" text:visited-style-name="Visited_20_Internet_20_Link"/></text:p>
      <text:p text:style-name="P5"><text:span text:style-name="T3">new</text:span><text:span text:style-name="T4"> MaterialApp</text:span><text:span text:style-name="T7">(</text:span></text:p>
      <text:p text:style-name="P6"><text:span text:style-name="T4"><text:s text:c="2"/>title</text:span><text:span text:style-name="T7">:</text:span><text:span text:style-name="T4"> title</text:span><text:span text:style-name="T7">,</text:span></text:p>
      <text:p text:style-name="P6"><text:span text:style-name="T4"><text:s text:c="2"/>theme</text:span><text:span text:style-name="T7">:</text:span><text:span text:style-name="T4"> </text:span><text:span text:style-name="T3">new</text:span><text:span text:style-name="T4"> ThemeData</text:span><text:span text:style-name="T7">(</text:span></text:p>
      <text:p text:style-name="P6"><text:span text:style-name="T4"><text:s text:c="4"/>brightness</text:span><text:span text:style-name="T7">:</text:span><text:span text:style-name="T4"> Brightness</text:span><text:span text:style-name="T7">.</text:span><text:span text:style-name="T4">dark</text:span><text:span text:style-name="T7">,</text:span></text:p>
      <text:p text:style-name="P6"><text:span text:style-name="T4"><text:s text:c="4"/>primaryColor</text:span><text:span text:style-name="T7">:</text:span><text:span text:style-name="T4"> Colors</text:span><text:span text:style-name="T7">.</text:span><text:span text:style-name="T4">lightBlue</text:span><text:span text:style-name="T7">[</text:span><text:span text:style-name="T8">800</text:span><text:span text:style-name="T7">],</text:span></text:p>
      <text:p text:style-name="P6"><text:span text:style-name="T4"><text:s text:c="4"/>accentColor</text:span><text:span text:style-name="T7">:</text:span><text:span text:style-name="T4"> Colors</text:span><text:span text:style-name="T7">.</text:span><text:span text:style-name="T4">cyan</text:span><text:span text:style-name="T7">[</text:span><text:span text:style-name="T8">600</text:span><text:span text:style-name="T7">],</text:span></text:p>
      <text:p text:style-name="P6"><text:span text:style-name="T4"><text:s text:c="2"/></text:span><text:span text:style-name="T7">),</text:span></text:p>
      <text:p text:style-name="P7">);</text:p>
      <text:list xml:id="list212319640735403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Cambio de contexto</text:h>
            </text:list-item>
          </text:list>
        </text:list-item>
      </text:list>
      <text:p text:style-name="P1"><text:span text:style-name="T9">final </text:span><text:span text:style-name="T5">ThemeData kIOSTheme = </text:span><text:span text:style-name="T9">new </text:span><text:span text:style-name="T5">ThemeData(<text:line-break/> <text:s/>primarySwatch: Colors.</text:span><text:span text:style-name="T10">orange</text:span><text:span text:style-name="T5">,<text:line-break/> <text:s/>primaryColor: Colors.</text:span><text:span text:style-name="T10">grey</text:span><text:span text:style-name="T5">[</text:span><text:span text:style-name="T13">100</text:span><text:span text:style-name="T5">],<text:line-break/> <text:s/>primaryColorBrightness: Brightness.</text:span><text:span text:style-name="T11">light</text:span><text:span text:style-name="T5">,<text:line-break/>);<text:line-break/><text:line-break/></text:span><text:span text:style-name="T9">final </text:span><text:span text:style-name="T5">ThemeData kDefaultTheme = </text:span><text:span text:style-name="T9">new </text:span><text:span text:style-name="T5">ThemeData(<text:line-break/> <text:s/>primarySwatch: Colors.</text:span><text:span text:style-name="T10">purple</text:span><text:span text:style-name="T5">,<text:line-break/> <text:s/>accentColor: Colors.</text:span><text:span text:style-name="T10">orangeAccent</text:span><text:span text:style-name="T5">[</text:span><text:span text:style-name="T13">400</text:span><text:span text:style-name="T5">],<text:line-break/>);</text:span></text:p>
      <text:p text:style-name="P3"/>
      <text:p text:style-name="P1"><text:span text:style-name="T9">class </text:span><text:span text:style-name="T5">FriendlychatApp </text:span><text:span text:style-name="T9">extends </text:span><text:span text:style-name="T5">StatelessWidget {<text:line-break/> <text:s/></text:span><text:span text:style-name="T14">@override<text:line-break/> <text:s/></text:span><text:span text:style-name="T5">Widget build(BuildContext context) {<text:line-break/> <text:s text:c="3"/></text:span><text:span text:style-name="T9">return new </text:span><text:span text:style-name="T5">MaterialApp(<text:line-break/> <text:s text:c="5"/>title: </text:span><text:span text:style-name="T15">"Friendlychat"</text:span><text:span text:style-name="T5">,<text:line-break/> <text:s text:c="5"/>theme: </text:span><text:bookmark-start text:name="_GoBack"/><text:span text:style-name="T6">defaultTargetPlatform == TargetPlatform.</text:span><text:span text:style-name="T12">iOS<text:line-break/></text:span><text:bookmark-end text:name="_GoBack"/><text:span text:style-name="T11"> <text:s text:c="9"/></text:span><text:span text:style-name="T5">? kIOSTheme<text:line-break/> <text:s text:c="9"/>: kDefaultTheme,<text:line-break/> <text:s text:c="5"/>home: </text:span><text:span text:style-name="T9">new </text:span><text:span text:style-name="T5">ChatScreen(),<text:line-break/> <text:s text:c="3"/>);<text:line-break/> <text:s/>}<text:line-break/>}</text:span></text:p>
      <text:p text:style-name="P3"/>
      <text:p text:style-name="P8"/>
      <text:p text:style-name="P8">ThemeData.dark()</text:p>
      <text:p text:style-name="P2"/>
      <text:p text:style-name="P2"/>
      <text:p text:style-name="P9"><text:span text:style-name="Source_20_Text"><text:span text:style-name="T20">theme: </text:span></text:span><text:span text:style-name="Source_20_Text"><text:span text:style-name="T23">ThemeData</text:span></text:span><text:span text:style-name="Source_20_Text"><text:span text:style-name="T20">(</text:span></text:span></text:p>
      <text:p text:style-name="P11"><text:span text:style-name="Source_20_Text"><text:span text:style-name="T21"><text:s text:c="4"/></text:span></text:span><text:span text:style-name="Source_20_Text"><text:span text:style-name="T20">textTheme: </text:span></text:span><text:span text:style-name="Source_20_Text"><text:span text:style-name="T23">Theme</text:span></text:span><text:span text:style-name="Source_20_Text"><text:span text:style-name="T20">.of(context).textTheme.copyWith(</text:span></text:span></text:p>
      <text:p text:style-name="P11"><text:span text:style-name="Source_20_Text"><text:span text:style-name="T21"><text:s text:c="10"/></text:span></text:span><text:span text:style-name="Source_20_Text"><text:span text:style-name="T20">body1:</text:span></text:span></text:p>
      <text:p text:style-name="P11"><text:span text:style-name="Source_20_Text"><text:span text:style-name="T21"><text:s text:c="14"/></text:span></text:span><text:span text:style-name="Source_20_Text"><text:span text:style-name="T23">Theme</text:span></text:span><text:span text:style-name="Source_20_Text"><text:span text:style-name="T20">.of(context).textTheme.body1.apply(color: </text:span></text:span><text:span text:style-name="Source_20_Text"><text:span text:style-name="T23">Colors</text:span></text:span><text:span text:style-name="Source_20_Text"><text:span text:style-name="T20">.pink),</text:span></text:span></text:p>
      <text:p text:style-name="P11"><text:span text:style-name="Source_20_Text"><text:span text:style-name="T21"><text:s text:c="10"/></text:span></text:span><text:span text:style-name="Source_20_Text"><text:span text:style-name="T20">body2:</text:span></text:span></text:p>
      <text:p text:style-name="P11"><text:span text:style-name="Source_20_Text"><text:span text:style-name="T21"><text:s text:c="14"/></text:span></text:span><text:span text:style-name="Source_20_Text"><text:span text:style-name="T23">Theme</text:span></text:span><text:span text:style-name="Source_20_Text"><text:span text:style-name="T20">.of(context).textTheme.body2.apply(color: </text:span></text:span><text:span text:style-name="Source_20_Text"><text:span text:style-name="T23">Colors</text:span></text:span><text:span text:style-name="Source_20_Text"><text:span text:style-name="T20">.pink),</text:span></text:span></text:p>
      <text:p text:style-name="P11"><text:span text:style-name="Source_20_Text"><text:span text:style-name="T21"><text:s text:c="10"/></text:span></text:span><text:span text:style-name="Source_20_Text"><text:span text:style-name="T20">display1:</text:span></text:span></text:p>
      <text:p text:style-name="P11"><text:span text:style-name="Source_20_Text"><text:span text:style-name="T21"><text:s text:c="14"/></text:span></text:span><text:span text:style-name="Source_20_Text"><text:span text:style-name="T23">Theme</text:span></text:span><text:span text:style-name="Source_20_Text"><text:span text:style-name="T20">.of(context).textTheme.display1.apply(color: </text:span></text:span><text:span text:style-name="Source_20_Text"><text:span text:style-name="T23">Colors</text:span></text:span><text:span text:style-name="Source_20_Text"><text:span text:style-name="T20">.pink),</text:span></text:span></text:p>
      <text:p text:style-name="P11"><text:span text:style-name="Source_20_Text"><text:span text:style-name="T21"><text:s text:c="10"/></text:span></text:span><text:span text:style-name="Source_20_Text"><text:span text:style-name="T20">display2:</text:span></text:span></text:p>
      <text:p text:style-name="P11"><text:span text:style-name="Source_20_Text"><text:span text:style-name="T21"><text:s text:c="14"/></text:span></text:span><text:span text:style-name="Source_20_Text"><text:span text:style-name="T23">Theme</text:span></text:span><text:span text:style-name="Source_20_Text"><text:span text:style-name="T20">.of(context).textTheme.display2.apply(color: </text:span></text:span><text:span text:style-name="Source_20_Text"><text:span text:style-name="T23">Colors</text:span></text:span><text:span text:style-name="Source_20_Text"><text:span text:style-name="T20">.pink),</text:span></text:span></text:p>
      <text:p text:style-name="P11"><text:span text:style-name="Source_20_Text"><text:span text:style-name="T21"><text:s text:c="10"/></text:span></text:span><text:span text:style-name="Source_20_Text"><text:span text:style-name="T20">... </text:span></text:span><text:span text:style-name="Source_20_Text"><text:span text:style-name="T24">// and so on</text:span></text:span></text:p>
      <text:p text:style-name="P11"><text:span text:style-name="Source_20_Text"><text:span text:style-name="T21"><text:s text:c="8"/></text:span></text:span><text:span text:style-name="Source_20_Text"><text:span text:style-name="T20">),</text:span></text:span></text:p>
      <text:p text:style-name="P11"><text:span text:style-name="Source_20_Text"><text:span text:style-name="T21"><text:s text:c="4"/></text:span></text:span><text:span text:style-name="Source_20_Text"><text:span text:style-name="T20">),</text:span></text:span></text:p>
      <text:p text:style-name="P11"><text:span text:style-name="Source_20_Text"><text:span text:style-name="T20">),</text:span></text:span></text:p>
      <text:p text:style-name="P4"><text:soft-page-break/></text:p>
      <text:p text:style-name="P4"/>
      <text:p text:style-name="P10"><text:span text:style-name="Source_20_Text"><text:span text:style-name="T25">final</text:span></text:span><text:span text:style-name="Source_20_Text"><text:span text:style-name="T18"> </text:span></text:span><text:span text:style-name="Source_20_Text"><text:span text:style-name="T17">newTextTheme =</text:span></text:span><text:span text:style-name="Source_20_Text"><text:span text:style-name="T18"> </text:span></text:span><text:span text:style-name="Source_20_Text"><text:span text:style-name="T22">Theme</text:span></text:span><text:span text:style-name="Source_20_Text"><text:span text:style-name="T17">.of(context).textTheme.apply(</text:span></text:span></text:p>
      <text:p text:style-name="P11"><text:span text:style-name="Source_20_Text"><text:span text:style-name="T19"><text:s text:c="2"/></text:span></text:span><text:span text:style-name="Source_20_Text"><text:span text:style-name="T17">bodyColor:</text:span></text:span><text:span text:style-name="Source_20_Text"><text:span text:style-name="T18"> </text:span></text:span><text:span text:style-name="Source_20_Text"><text:span text:style-name="T22">Colors</text:span></text:span><text:span text:style-name="Source_20_Text"><text:span text:style-name="T17">.pink,</text:span></text:span></text:p>
      <text:p text:style-name="P11"><text:span text:style-name="Source_20_Text"><text:span text:style-name="T19"><text:s text:c="2"/></text:span></text:span><text:span text:style-name="Source_20_Text"><text:span text:style-name="T17">displayColor:</text:span></text:span><text:span text:style-name="Source_20_Text"><text:span text:style-name="T18"> </text:span></text:span><text:span text:style-name="Source_20_Text"><text:span text:style-name="T22">Colors</text:span></text:span><text:span text:style-name="Source_20_Text"><text:span text:style-name="T17">.pink,</text:span></text:span></text:p>
      <text:p text:style-name="P11"><text:span text:style-name="Source_20_Text"><text:span text:style-name="T17">);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urier New2" svg:font-family="'Courier New'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k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l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na" style:family="text" style:parent-style-name="Default_20_Paragraph_20_Font"/>
    <style:style style:name="mi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08-11T20:48:49.231000000</dc:date>
    <meta:editing-duration>PT2H15M20S</meta:editing-duration>
    <meta:generator>LibreOffice/6.1.0.3$Windows_X86_64 LibreOffice_project/efb621ed25068d70781dc026f7e9c5187a4decd1</meta:generator>
    <meta:document-statistic meta:table-count="0" meta:image-count="0" meta:object-count="0" meta:page-count="3" meta:paragraph-count="39" meta:word-count="137" meta:character-count="1618" meta:non-whitespace-character-count="13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